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016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1.1008in"/>
    </style:style>
    <style:style style:name="co8" style:family="table-column">
      <style:table-column-properties fo:break-before="auto" style:column-width="1.1571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8764in"/>
    </style:style>
    <style:style style:name="co11" style:family="table-column">
      <style:table-column-properties fo:break-before="auto" style:column-width="1.2972in"/>
    </style:style>
    <style:style style:name="co12" style:family="table-column">
      <style:table-column-properties fo:break-before="auto" style:column-width="1.1445in"/>
    </style:style>
    <style:style style:name="co13" style:family="table-column">
      <style:table-column-properties fo:break-before="auto" style:column-width="1.2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0"/>
    <style:style style:name="ce3" style:family="table-cell" style:parent-style-name="Default" style:data-style-name="N2"/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2">
      <style:table-cell-properties fo:background-color="#dedce6"/>
    </style:style>
    <style:style style:name="ce6" style:family="table-cell" style:parent-style-name="Default" style:data-style-name="N143"/>
    <style:style style:name="ce7" style:family="table-cell" style:parent-style-name="Default" style:data-style-name="N143">
      <style:table-cell-properties fo:background-color="#b7b3ca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0"/>
    <style:style style:name="ce17" style:family="table-cell" style:parent-style-name="Default" style:data-style-name="N2"/>
    <style:style style:name="ce1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2">
      <style:table-cell-properties fo:background-color="#dedce6"/>
    </style:style>
    <style:style style:name="ce20" style:family="table-cell" style:parent-style-name="Default" style:data-style-name="N143"/>
    <style:style style:name="ce21" style:family="table-cell" style:parent-style-name="Default" style:data-style-name="N143">
      <style:table-cell-properties fo:background-color="#b7b3ca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ce17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7"/>
        <table:table-column table:style-name="co7" table:default-cell-style-name="ce17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"/>
          <table:table-cell table:style-name="ce15" office:value-type="string" calcext:value-type="string">
            <text:p>INT_MAX</text:p>
          </table:table-cell>
          <table:table-cell table:style-name="ce18" office:value-type="float" office:value="2147483647" calcext:value-type="float">
            <text:p>2,147,483,647</text:p>
          </table:table-cell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5" office:value-type="string" calcext:value-type="string">
            <text:p>p</text:p>
          </table:table-cell>
          <table:table-cell/>
          <table:table-cell table:number-columns-repeated="2" table:style-name="ce15" office:value-type="string" calcext:value-type="string">
            <text:p>ndofs</text:p>
          </table:table-cell>
          <table:table-cell/>
          <table:table-cell office:value-type="string" calcext:value-type="string">
            <text:p><text:span text:style-name="T1">Poisson:</text:span> 2D, p_max=12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<text:span text:style-name="T1">Stokes:</text:span> 3D, p_velocity_max = 8, weights combine velocity + pressur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dim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ndofs^c</text:p>
          </table:table-cell>
          <table:table-cell table:style-name="ce15" office:value-type="string" calcext:value-type="string">
            <text:p>max_factor</text:p>
          </table:table-cell>
          <table:table-cell table:number-columns-repeated="4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ndofs^c</text:p>
          </table:table-cell>
          <table:table-cell table:style-name="ce15" office:value-type="string" calcext:value-type="string">
            <text:p>max_fact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1+[.$A5])^[.C$4]" office:value-type="float" office:value="4" calcext:value-type="float">
            <text:p>4</text:p>
          </table:table-cell>
          <table:table-cell table:formula="of:=(1+[.$A5])^[.D$4]" office:value-type="float" office:value="8" calcext:value-type="float">
            <text:p>8</text:p>
          </table:table-cell>
          <table:table-cell/>
          <table:table-cell table:style-name="ce16" office:value-type="float" office:value="0" calcext:value-type="float">
            <text:p>0.0</text:p>
          </table:table-cell>
          <table:table-cell table:formula="of:=[.$C$16]^[.$F5]" office:value-type="float" office:value="1" calcext:value-type="float">
            <text:p>1.00</text:p>
          </table:table-cell>
          <table:table-cell table:formula="of:=[.$H$1]/[.$G5]" office:value-type="float" office:value="2147483647" calcext:value-type="float">
            <text:p>2147483647.00</text:p>
          </table:table-cell>
          <table:table-cell table:number-columns-repeated="4"/>
          <table:table-cell table:style-name="ce16" office:value-type="float" office:value="0" calcext:value-type="float">
            <text:p>0.0</text:p>
          </table:table-cell>
          <table:table-cell table:formula="of:=([.$D$12] + [.$D$11])^[.$M5]" office:value-type="float" office:value="1" calcext:value-type="float">
            <text:p>1.00</text:p>
          </table:table-cell>
          <table:table-cell table:formula="of:=[.$H$1]/[.$N5]" office:value-type="float" office:value="2147483647" calcext:value-type="float">
            <text:p>2147483647.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1+[.$A6])^[.C$4]" office:value-type="float" office:value="9" calcext:value-type="float">
            <text:p>9</text:p>
          </table:table-cell>
          <table:table-cell table:formula="of:=(1+[.$A6])^[.D$4]" office:value-type="float" office:value="27" calcext:value-type="float">
            <text:p>27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C$16]^[.$F6]" office:value-type="float" office:value="1.67027765233481" calcext:value-type="float">
            <text:p>1.67</text:p>
          </table:table-cell>
          <table:table-cell table:formula="of:=[.$H$1]/[.$G6]" office:value-type="float" office:value="1285704591.68757" calcext:value-type="float">
            <text:p>1285704591.6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formula="of:=([.$D$12] + [.$D$11])^[.$M6]" office:value-type="float" office:value="2.03881198621528" calcext:value-type="float">
            <text:p>2.04</text:p>
          </table:table-cell>
          <table:table-cell table:formula="of:=[.$H$1]/[.$N6]" office:value-type="float" office:value="1053301462.57696" calcext:value-type="float">
            <text:p>1053301462.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1+[.$A7])^[.C$4]" office:value-type="float" office:value="16" calcext:value-type="float">
            <text:p>16</text:p>
          </table:table-cell>
          <table:table-cell table:formula="of:=(1+[.$A7])^[.D$4]" office:value-type="float" office:value="64" calcext:value-type="float">
            <text:p>64</text:p>
          </table:table-cell>
          <table:table-cell/>
          <table:table-cell table:style-name="ce16" office:value-type="float" office:value="0.2" calcext:value-type="float">
            <text:p>0.2</text:p>
          </table:table-cell>
          <table:table-cell table:formula="of:=[.$C$16]^[.$F7]" office:value-type="float" office:value="2.78982743588909" calcext:value-type="float">
            <text:p>2.79</text:p>
          </table:table-cell>
          <table:table-cell table:formula="of:=[.$H$1]/[.$G7]" office:value-type="float" office:value="769755010.426163" calcext:value-type="float">
            <text:p>769755010.43</text:p>
          </table:table-cell>
          <table:table-cell table:number-columns-repeated="4"/>
          <table:table-cell table:style-name="ce16" office:value-type="float" office:value="0.2" calcext:value-type="float">
            <text:p>0.2</text:p>
          </table:table-cell>
          <table:table-cell table:formula="of:=([.$D$12] + [.$D$11])^[.$M7]" office:value-type="float" office:value="4.1567543151351" calcext:value-type="float">
            <text:p>4.16</text:p>
          </table:table-cell>
          <table:table-cell table:formula="of:=[.$H$1]/[.$N7]" office:value-type="float" office:value="516625108.003335" calcext:value-type="float">
            <text:p>516625108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1+[.$A8])^[.C$4]" office:value-type="float" office:value="25" calcext:value-type="float">
            <text:p>25</text:p>
          </table:table-cell>
          <table:table-cell table:formula="of:=(1+[.$A8])^[.D$4]" office:value-type="float" office:value="125" calcext:value-type="float">
            <text:p>125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$C$16]^[.$F8]" office:value-type="float" office:value="4.65978642003607" calcext:value-type="float">
            <text:p>4.66</text:p>
          </table:table-cell>
          <table:table-cell table:formula="of:=[.$H$1]/[.$G8]" office:value-type="float" office:value="460854522.809519" calcext:value-type="float">
            <text:p>460854522.8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formula="of:=([.$D$12] + [.$D$11])^[.$M8]" office:value-type="float" office:value="8.47484052144953" calcext:value-type="float">
            <text:p>8.47</text:p>
          </table:table-cell>
          <table:table-cell table:formula="of:=[.$H$1]/[.$N8]" office:value-type="float" office:value="253395169.096668" calcext:value-type="float">
            <text:p>253395169.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1+[.$A9])^[.C$4]" office:value-type="float" office:value="36" calcext:value-type="float">
            <text:p>36</text:p>
          </table:table-cell>
          <table:table-cell table:formula="of:=(1+[.$A9])^[.D$4]" office:value-type="float" office:value="216" calcext:value-type="float">
            <text:p>216</text:p>
          </table:table-cell>
          <table:table-cell/>
          <table:table-cell table:style-name="ce16" office:value-type="float" office:value="0.4" calcext:value-type="float">
            <text:p>0.4</text:p>
          </table:table-cell>
          <table:table-cell table:formula="of:=[.$C$16]^[.$F9]" office:value-type="float" office:value="7.78313712203947" calcext:value-type="float">
            <text:p>7.78</text:p>
          </table:table-cell>
          <table:table-cell table:formula="of:=[.$H$1]/[.$G9]" office:value-type="float" office:value="275914918.795274" calcext:value-type="float">
            <text:p>275914918.80</text:p>
          </table:table-cell>
          <table:table-cell table:number-columns-repeated="4"/>
          <table:table-cell table:style-name="ce16" office:value-type="float" office:value="0.4" calcext:value-type="float">
            <text:p>0.4</text:p>
          </table:table-cell>
          <table:table-cell table:formula="of:=([.$D$12] + [.$D$11])^[.$M9]" office:value-type="float" office:value="17.2786064363942" calcext:value-type="float">
            <text:p>17.28</text:p>
          </table:table-cell>
          <table:table-cell table:formula="of:=[.$H$1]/[.$N9]" office:value-type="float" office:value="124285697.165757" calcext:value-type="float">
            <text:p>124285697.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1+[.$A10])^[.C$4]" office:value-type="float" office:value="49" calcext:value-type="float">
            <text:p>49</text:p>
          </table:table-cell>
          <table:table-cell table:formula="of:=(1+[.$A10])^[.D$4]" office:value-type="float" office:value="343" calcext:value-type="float">
            <text:p>34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$16]^[.$F10]" office:value-type="float" office:value="13" calcext:value-type="float">
            <text:p>13.00</text:p>
          </table:table-cell>
          <table:table-cell table:formula="of:=[.$H$1]/[.$G10]" office:value-type="float" office:value="165191049.769231" calcext:value-type="float">
            <text:p>165191049.77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([.$D$12] + [.$D$11])^[.$M10]" office:value-type="float" office:value="35.2278299076171" calcext:value-type="float">
            <text:p>35.23</text:p>
          </table:table-cell>
          <table:table-cell table:formula="of:=[.$H$1]/[.$N10]" office:value-type="float" office:value="60959861.9225666" calcext:value-type="float">
            <text:p>60959861.9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1+[.$A11])^[.C$4]" office:value-type="float" office:value="64" calcext:value-type="float">
            <text:p>64</text:p>
          </table:table-cell>
          <table:table-cell table:formula="of:=(1+[.$A11])^[.D$4]" office:value-type="float" office:value="512" calcext:value-type="float">
            <text:p>512</text:p>
          </table:table-cell>
          <table:table-cell/>
          <table:table-cell table:style-name="ce16" office:value-type="float" office:value="0.6" calcext:value-type="float">
            <text:p>0.6</text:p>
          </table:table-cell>
          <table:table-cell table:formula="of:=[.$C$16]^[.$F11]" office:value-type="float" office:value="21.7136094803525" calcext:value-type="float">
            <text:p>21.71</text:p>
          </table:table-cell>
          <table:table-cell table:formula="of:=[.$H$1]/[.$G11]" office:value-type="float" office:value="98900353.2067361" calcext:value-type="float">
            <text:p>98900353.21</text:p>
          </table:table-cell>
          <table:table-cell table:number-columns-repeated="4"/>
          <table:table-cell table:style-name="ce16" office:value-type="float" office:value="0.6" calcext:value-type="float">
            <text:p>0.6</text:p>
          </table:table-cell>
          <table:table-cell table:formula="of:=([.$D$12] + [.$D$11])^[.$M11]" office:value-type="float" office:value="71.8229218640029" calcext:value-type="float">
            <text:p>71.82</text:p>
          </table:table-cell>
          <table:table-cell table:formula="of:=[.$H$1]/[.$N11]" office:value-type="float" office:value="29899697.6350569" calcext:value-type="float">
            <text:p>29899697.6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1+[.$A12])^[.C$4]" office:value-type="float" office:value="81" calcext:value-type="float">
            <text:p>81</text:p>
          </table:table-cell>
          <table:table-cell table:formula="of:=(1+[.$A12])^[.D$4]" office:value-type="float" office:value="729" calcext:value-type="float">
            <text:p>729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$C$16]^[.$F12]" office:value-type="float" office:value="36.2677566665581" calcext:value-type="float">
            <text:p>36.27</text:p>
          </table:table-cell>
          <table:table-cell table:formula="of:=[.$H$1]/[.$G12]" office:value-type="float" office:value="59211923.8789356" calcext:value-type="float">
            <text:p>59211923.88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formula="of:=([.$D$12] + [.$D$11])^[.$M12]" office:value-type="float" office:value="146.433433981333" calcext:value-type="float">
            <text:p>146.43</text:p>
          </table:table-cell>
          <table:table-cell table:formula="of:=[.$H$1]/[.$N12]" office:value-type="float" office:value="14665254.9804559" calcext:value-type="float">
            <text:p>14665254.9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1+[.$A13])^[.C$4]" office:value-type="float" office:value="100" calcext:value-type="float">
            <text:p>100</text:p>
          </table:table-cell>
          <table:table-cell table:formula="of:=(1+[.$A13])^[.D$4]" office:value-type="float" office:value="1000" calcext:value-type="float">
            <text:p>1000</text:p>
          </table:table-cell>
          <table:table-cell/>
          <table:table-cell table:style-name="ce16" office:value-type="float" office:value="0.8" calcext:value-type="float">
            <text:p>0.8</text:p>
          </table:table-cell>
          <table:table-cell table:formula="of:=[.$C$16]^[.$F13]" office:value-type="float" office:value="60.5772234604689" calcext:value-type="float">
            <text:p>60.58</text:p>
          </table:table-cell>
          <table:table-cell table:formula="of:=[.$H$1]/[.$G13]" office:value-type="float" office:value="35450347.9084246" calcext:value-type="float">
            <text:p>35450347.91</text:p>
          </table:table-cell>
          <table:table-cell table:number-columns-repeated="4"/>
          <table:table-cell table:style-name="ce16" office:value-type="float" office:value="0.8" calcext:value-type="float">
            <text:p>0.8</text:p>
          </table:table-cell>
          <table:table-cell table:formula="of:=([.$D$12] + [.$D$11])^[.$M13]" office:value-type="float" office:value="298.550240383805" calcext:value-type="float">
            <text:p>298.55</text:p>
          </table:table-cell>
          <table:table-cell table:formula="of:=[.$H$1]/[.$N13]" office:value-type="float" office:value="7193039.41688098" calcext:value-type="float">
            <text:p>7193039.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1+[.$A14])^[.C$4]" office:value-type="float" office:value="121" calcext:value-type="float">
            <text:p>121</text:p>
          </table:table-cell>
          <table:table-cell table:formula="of:=(1+[.$A14])^[.D$4]" office:value-type="float" office:value="1331" calcext:value-type="float">
            <text:p>1331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$C$16]^[.$F14]" office:value-type="float" office:value="101.180782586513" calcext:value-type="float">
            <text:p>101.18</text:p>
          </table:table-cell>
          <table:table-cell table:formula="of:=[.$H$1]/[.$G14]" office:value-type="float" office:value="21224224.5227134" calcext:value-type="float">
            <text:p>21224224.52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formula="of:=([.$D$12] + [.$D$11])^[.$M14]" office:value-type="float" office:value="608.687808581954" calcext:value-type="float">
            <text:p>608.69</text:p>
          </table:table-cell>
          <table:table-cell table:formula="of:=[.$H$1]/[.$N14]" office:value-type="float" office:value="3528054.3108017" calcext:value-type="float">
            <text:p>3528054.3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(1+[.$A15])^[.C$4]" office:value-type="float" office:value="144" calcext:value-type="float">
            <text:p>144</text:p>
          </table:table-cell>
          <table:table-cell table:formula="of:=(1+[.$A15])^[.D$4]" office:value-type="float" office:value="1728" calcext:value-type="float">
            <text:p>1728</text:p>
          </table:table-cell>
          <table:table-cell/>
          <table:table-cell table:style-name="ce16" office:value-type="float" office:value="1" calcext:value-type="float">
            <text:p>1.0</text:p>
          </table:table-cell>
          <table:table-cell table:formula="of:=[.$C$16]^[.$F15]" office:value-type="float" office:value="169" calcext:value-type="float">
            <text:p>169.00</text:p>
          </table:table-cell>
          <table:table-cell table:formula="of:=[.$H$1]/[.$G15]" office:value-type="float" office:value="12707003.8284024" calcext:value-type="float">
            <text:p>12707003.83</text:p>
          </table:table-cell>
          <table:table-cell table:number-columns-repeated="4"/>
          <table:table-cell table:style-name="ce16" office:value-type="float" office:value="1" calcext:value-type="float">
            <text:p>1.0</text:p>
          </table:table-cell>
          <table:table-cell table:formula="of:=([.$D$12] + [.$D$11])^[.$M15]" office:value-type="float" office:value="1241" calcext:value-type="float">
            <text:p>1241.00</text:p>
          </table:table-cell>
          <table:table-cell table:formula="of:=[.$H$1]/[.$N15]" office:value-type="float" office:value="1730446.12973409" calcext:value-type="float">
            <text:p>1730446.1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(1+[.$A16])^[.C$4]" office:value-type="float" office:value="169" calcext:value-type="float">
            <text:p>169</text:p>
          </table:table-cell>
          <table:table-cell table:formula="of:=(1+[.$A16])^[.D$4]" office:value-type="float" office:value="2197" calcext:value-type="float">
            <text:p>2197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[.$C$16]^[.$F16]" office:value-type="float" office:value="282.276923244583" calcext:value-type="float">
            <text:p>282.28</text:p>
          </table:table-cell>
          <table:table-cell table:formula="of:=[.$H$1]/[.$G16]" office:value-type="float" office:value="7607719.47744124" calcext:value-type="float">
            <text:p>7607719.48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table:formula="of:=([.$D$12] + [.$D$11])^[.$M16]" office:value-type="float" office:value="2530.16567489316" calcext:value-type="float">
            <text:p>2530.17</text:p>
          </table:table-cell>
          <table:table-cell table:formula="of:=[.$H$1]/[.$N16]" office:value-type="float" office:value="848752.185799326" calcext:value-type="float">
            <text:p>848752.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6" office:value-type="float" office:value="1.2" calcext:value-type="float">
            <text:p>1.2</text:p>
          </table:table-cell>
          <table:table-cell table:formula="of:=[.$C$16]^[.$F17]" office:value-type="float" office:value="471.480836665256" calcext:value-type="float">
            <text:p>471.48</text:p>
          </table:table-cell>
          <table:table-cell table:formula="of:=[.$H$1]/[.$G17]" office:value-type="float" office:value="4554763.37530274" calcext:value-type="float">
            <text:p>4554763.38</text:p>
          </table:table-cell>
          <table:table-cell table:number-columns-repeated="4"/>
          <table:table-cell table:style-name="ce16" office:value-type="float" office:value="1.2" calcext:value-type="float">
            <text:p>1.2</text:p>
          </table:table-cell>
          <table:table-cell table:formula="of:=([.$D$12] + [.$D$11])^[.$M17]" office:value-type="float" office:value="5158.53210508266" calcext:value-type="float">
            <text:p>5158.53</text:p>
          </table:table-cell>
          <table:table-cell table:formula="of:=[.$H$1]/[.$N17]" office:value-type="float" office:value="416297.427883429" calcext:value-type="float">
            <text:p>416297.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.3" calcext:value-type="float">
            <text:p>1.3</text:p>
          </table:table-cell>
          <table:table-cell table:formula="of:=[.$C$16]^[.$F18]" office:value-type="float" office:value="787.503904986095" calcext:value-type="float">
            <text:p>787.50</text:p>
          </table:table-cell>
          <table:table-cell table:formula="of:=[.$H$1]/[.$G18]" office:value-type="float" office:value="2726949.83910958" calcext:value-type="float">
            <text:p>2726949.84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formula="of:=([.$D$12] + [.$D$11])^[.$M18]" office:value-type="float" office:value="10517.2770871189" calcext:value-type="float">
            <text:p>10517.28</text:p>
          </table:table-cell>
          <table:table-cell table:formula="of:=[.$H$1]/[.$N18]" office:value-type="float" office:value="204186.276467904" calcext:value-type="float">
            <text:p>204186.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6" office:value-type="float" office:value="1.4" calcext:value-type="float">
            <text:p>1.4</text:p>
          </table:table-cell>
          <table:table-cell table:formula="of:=[.$C$16]^[.$F19]" office:value-type="float" office:value="1315.35017362467" calcext:value-type="float">
            <text:p>1315.35</text:p>
          </table:table-cell>
          <table:table-cell table:formula="of:=[.$H$1]/[.$G19]" office:value-type="float" office:value="1632632.65559333" calcext:value-type="float">
            <text:p>1632632.66</text:p>
          </table:table-cell>
          <table:table-cell table:number-columns-repeated="4"/>
          <table:table-cell table:style-name="ce16" office:value-type="float" office:value="1.4" calcext:value-type="float">
            <text:p>1.4</text:p>
          </table:table-cell>
          <table:table-cell table:formula="of:=([.$D$12] + [.$D$11])^[.$M19]" office:value-type="float" office:value="21442.7505875653" calcext:value-type="float">
            <text:p>21442.75</text:p>
          </table:table-cell>
          <table:table-cell table:formula="of:=[.$H$1]/[.$N19]" office:value-type="float" office:value="100149.635105364" calcext:value-type="float">
            <text:p>100149.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.5" calcext:value-type="float">
            <text:p>1.5</text:p>
          </table:table-cell>
          <table:table-cell table:formula="of:=[.$C$16]^[.$F20]" office:value-type="float" office:value="2197" calcext:value-type="float">
            <text:p>2197.00</text:p>
          </table:table-cell>
          <table:table-cell table:formula="of:=[.$H$1]/[.$G20]" office:value-type="float" office:value="977461.832954028" calcext:value-type="float">
            <text:p>977461.83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formula="of:=([.$D$12] + [.$D$11])^[.$M20]" office:value-type="float" office:value="43717.7369153528" calcext:value-type="float">
            <text:p>43717.74</text:p>
          </table:table-cell>
          <table:table-cell table:formula="of:=[.$H$1]/[.$N20]" office:value-type="float" office:value="49121.5648046468" calcext:value-type="float">
            <text:p>49121.5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6" office:value-type="float" office:value="1.6" calcext:value-type="float">
            <text:p>1.6</text:p>
          </table:table-cell>
          <table:table-cell table:formula="of:=[.$C$16]^[.$F21]" office:value-type="float" office:value="3669.60000217958" calcext:value-type="float">
            <text:p>3669.60</text:p>
          </table:table-cell>
          <table:table-cell table:formula="of:=[.$H$1]/[.$G21]" office:value-type="float" office:value="585209.190572403" calcext:value-type="float">
            <text:p>585209.19</text:p>
          </table:table-cell>
          <table:table-cell table:number-columns-repeated="4"/>
          <table:table-cell table:style-name="ce16" office:value-type="float" office:value="1.6" calcext:value-type="float">
            <text:p>1.6</text:p>
          </table:table-cell>
          <table:table-cell table:formula="of:=([.$D$12] + [.$D$11])^[.$M21]" office:value-type="float" office:value="89132.2460332276" calcext:value-type="float">
            <text:p>89132.25</text:p>
          </table:table-cell>
          <table:table-cell table:formula="of:=[.$H$1]/[.$N21]" office:value-type="float" office:value="24093.2293594334" calcext:value-type="float">
            <text:p>24093.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.7" calcext:value-type="float">
            <text:p>1.7</text:p>
          </table:table-cell>
          <table:table-cell table:formula="of:=[.$C$16]^[.$F22]" office:value-type="float" office:value="6129.25087664833" calcext:value-type="float">
            <text:p>6129.25</text:p>
          </table:table-cell>
          <table:table-cell table:formula="of:=[.$H$1]/[.$G22]" office:value-type="float" office:value="350366.413484826" calcext:value-type="float">
            <text:p>350366.41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table:formula="of:=([.$D$12] + [.$D$11])^[.$M22]" office:value-type="float" office:value="181723.891570834" calcext:value-type="float">
            <text:p>181723.89</text:p>
          </table:table-cell>
          <table:table-cell table:formula="of:=[.$H$1]/[.$N22]" office:value-type="float" office:value="11817.288461286" calcext:value-type="float">
            <text:p>11817.2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6" office:value-type="float" office:value="1.8" calcext:value-type="float">
            <text:p>1.8</text:p>
          </table:table-cell>
          <table:table-cell table:formula="of:=[.$C$16]^[.$F23]" office:value-type="float" office:value="10237.5507648192" calcext:value-type="float">
            <text:p>10237.55</text:p>
          </table:table-cell>
          <table:table-cell table:formula="of:=[.$H$1]/[.$G23]" office:value-type="float" office:value="209765.372239199" calcext:value-type="float">
            <text:p>209765.37</text:p>
          </table:table-cell>
          <table:table-cell table:number-columns-repeated="4"/>
          <table:table-cell table:style-name="ce16" office:value-type="float" office:value="1.8" calcext:value-type="float">
            <text:p>1.8</text:p>
          </table:table-cell>
          <table:table-cell table:formula="of:=([.$D$12] + [.$D$11])^[.$M23]" office:value-type="float" office:value="370500.848316302" calcext:value-type="float">
            <text:p>370500.85</text:p>
          </table:table-cell>
          <table:table-cell table:formula="of:=[.$H$1]/[.$N23]" office:value-type="float" office:value="5796.16391368331" calcext:value-type="float">
            <text:p>5796.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.9" calcext:value-type="float">
            <text:p>1.9</text:p>
          </table:table-cell>
          <table:table-cell table:formula="of:=[.$C$16]^[.$F24]" office:value-type="float" office:value="17099.5522571207" calcext:value-type="float">
            <text:p>17099.55</text:p>
          </table:table-cell>
          <table:table-cell table:formula="of:=[.$H$1]/[.$G24]" office:value-type="float" office:value="125587.127353333" calcext:value-type="float">
            <text:p>125587.13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table:formula="of:=([.$D$12] + [.$D$11])^[.$M24]" office:value-type="float" office:value="755381.570450206" calcext:value-type="float">
            <text:p>755381.57</text:p>
          </table:table-cell>
          <table:table-cell table:formula="of:=[.$H$1]/[.$N24]" office:value-type="float" office:value="2842.91241805132" calcext:value-type="float">
            <text:p>2842.9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6" office:value-type="float" office:value="2" calcext:value-type="float">
            <text:p>2.0</text:p>
          </table:table-cell>
          <table:table-cell table:formula="of:=[.$C$16]^[.$F25]" office:value-type="float" office:value="28561" calcext:value-type="float">
            <text:p>28561.00</text:p>
          </table:table-cell>
          <table:table-cell table:formula="of:=[.$H$1]/[.$G25]" office:value-type="float" office:value="75189.3717656945" calcext:value-type="float">
            <text:p>75189.37</text:p>
          </table:table-cell>
          <table:table-cell table:number-columns-repeated="4"/>
          <table:table-cell table:style-name="ce16" office:value-type="float" office:value="2" calcext:value-type="float">
            <text:p>2.0</text:p>
          </table:table-cell>
          <table:table-cell table:formula="of:=([.$D$12] + [.$D$11])^[.$M25]" office:value-type="float" office:value="1540081" calcext:value-type="float">
            <text:p>1540081.00</text:p>
          </table:table-cell>
          <table:table-cell table:formula="of:=[.$H$1]/[.$N25]" office:value-type="float" office:value="1394.39655901216" calcext:value-type="float">
            <text:p>1394.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.1" calcext:value-type="float">
            <text:p>2.1</text:p>
          </table:table-cell>
          <table:table-cell table:formula="of:=[.$C$16]^[.$F26]" office:value-type="float" office:value="47704.8000283345" calcext:value-type="float">
            <text:p>47704.80</text:p>
          </table:table-cell>
          <table:table-cell table:formula="of:=[.$H$1]/[.$G26]" office:value-type="float" office:value="45016.0915824925" calcext:value-type="float">
            <text:p>45016.09</text:p>
          </table:table-cell>
          <table:table-cell table:number-columns-repeated="4"/>
          <table:table-cell office:value-type="float" office:value="2.1" calcext:value-type="float">
            <text:p>2.1</text:p>
          </table:table-cell>
          <table:table-cell table:formula="of:=([.$D$12] + [.$D$11])^[.$M26]" office:value-type="float" office:value="3139935.60254242" calcext:value-type="float">
            <text:p>3139935.60</text:p>
          </table:table-cell>
          <table:table-cell table:formula="of:=[.$H$1]/[.$N26]" office:value-type="float" office:value="683.926015954332" calcext:value-type="float">
            <text:p>683.9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6" office:value-type="float" office:value="2.2" calcext:value-type="float">
            <text:p>2.2</text:p>
          </table:table-cell>
          <table:table-cell table:formula="of:=[.$C$16]^[.$F27]" office:value-type="float" office:value="79680.2613964283" calcext:value-type="float">
            <text:p>79680.26</text:p>
          </table:table-cell>
          <table:table-cell table:formula="of:=[.$H$1]/[.$G27]" office:value-type="float" office:value="26951.2625757558" calcext:value-type="float">
            <text:p>26951.26</text:p>
          </table:table-cell>
          <table:table-cell table:number-columns-repeated="4"/>
          <table:table-cell table:style-name="ce16" office:value-type="float" office:value="2.2" calcext:value-type="float">
            <text:p>2.2</text:p>
          </table:table-cell>
          <table:table-cell table:formula="of:=([.$D$12] + [.$D$11])^[.$M27]" office:value-type="float" office:value="6401738.34240758" calcext:value-type="float">
            <text:p>6401738.34</text:p>
          </table:table-cell>
          <table:table-cell table:formula="of:=[.$H$1]/[.$N27]" office:value-type="float" office:value="335.453205385519" calcext:value-type="float">
            <text:p>335.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.3" calcext:value-type="float">
            <text:p>2.3</text:p>
          </table:table-cell>
          <table:table-cell table:formula="of:=[.$C$16]^[.$F28]" office:value-type="float" office:value="133088.15994265" calcext:value-type="float">
            <text:p>133088.16</text:p>
          </table:table-cell>
          <table:table-cell table:formula="of:=[.$H$1]/[.$G28]" office:value-type="float" office:value="16135.7978645537" calcext:value-type="float">
            <text:p>16135.80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table:formula="of:=([.$D$12] + [.$D$11])^[.$M28]" office:value-type="float" office:value="13051940.8651145" calcext:value-type="float">
            <text:p>13051940.87</text:p>
          </table:table-cell>
          <table:table-cell table:formula="of:=[.$H$1]/[.$N28]" office:value-type="float" office:value="164.533663551896" calcext:value-type="float">
            <text:p>164.5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6" office:value-type="float" office:value="2.4" calcext:value-type="float">
            <text:p>2.4</text:p>
          </table:table-cell>
          <table:table-cell table:formula="of:=[.$C$16]^[.$F29]" office:value-type="float" office:value="222294.17934257" calcext:value-type="float">
            <text:p>222294.18</text:p>
          </table:table-cell>
          <table:table-cell table:formula="of:=[.$H$1]/[.$G29]" office:value-type="float" office:value="9660.54825794871" calcext:value-type="float">
            <text:p>9660.55</text:p>
          </table:table-cell>
          <table:table-cell table:number-columns-repeated="4"/>
          <table:table-cell table:style-name="ce16" office:value-type="float" office:value="2.4" calcext:value-type="float">
            <text:p>2.4</text:p>
          </table:table-cell>
          <table:table-cell table:formula="of:=([.$D$12] + [.$D$11])^[.$M29]" office:value-type="float" office:value="26610453.4791686" calcext:value-type="float">
            <text:p>26610453.48</text:p>
          </table:table-cell>
          <table:table-cell table:formula="of:=[.$H$1]/[.$N29]" office:value-type="float" office:value="80.7007535095602" calcext:value-type="float">
            <text:p>80.7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.5" calcext:value-type="float">
            <text:p>2.5</text:p>
          </table:table-cell>
          <table:table-cell table:formula="of:=[.$C$16]^[.$F30]" office:value-type="float" office:value="371293" calcext:value-type="float">
            <text:p>371293.00</text:p>
          </table:table-cell>
          <table:table-cell table:formula="of:=[.$H$1]/[.$G30]" office:value-type="float" office:value="5783.79782813035" calcext:value-type="float">
            <text:p>5783.80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formula="of:=([.$D$12] + [.$D$11])^[.$M30]" office:value-type="float" office:value="54253711.5119528" calcext:value-type="float">
            <text:p>54253711.51</text:p>
          </table:table-cell>
          <table:table-cell table:formula="of:=[.$H$1]/[.$N30]" office:value-type="float" office:value="39.5822440005212" calcext:value-type="float">
            <text:p>39.58</text:p>
          </table:table-cell>
          <table:table-cell/>
          <table:table-cell table:style-name="ce15" office:value-type="string" calcext:value-type="string">
            <text:p>Avoid limit safely</text:p>
          </table:table-cell>
          <table:table-cell table:style-name="ce15" office:value-type="string" calcext:value-type="string">
            <text:p>Weight for</text:p>
          </table:table-cell>
        </table:table-row>
        <table:table-row table:style-name="ro1">
          <table:table-cell table:number-columns-repeated="5"/>
          <table:table-cell table:style-name="ce16" office:value-type="float" office:value="2.6" calcext:value-type="float">
            <text:p>2.6</text:p>
          </table:table-cell>
          <table:table-cell table:formula="of:=[.$C$16]^[.$F31]" office:value-type="float" office:value="620162.400368349" calcext:value-type="float">
            <text:p>620162.40</text:p>
          </table:table-cell>
          <table:table-cell table:formula="of:=[.$H$1]/[.$G31]" office:value-type="float" office:value="3462.77627557635" calcext:value-type="float">
            <text:p>3462.78</text:p>
          </table:table-cell>
          <table:table-cell table:number-columns-repeated="4"/>
          <table:table-cell table:style-name="ce16" office:value-type="float" office:value="2.6" calcext:value-type="float">
            <text:p>2.6</text:p>
          </table:table-cell>
          <table:table-cell table:formula="of:=([.$D$12] + [.$D$11])^[.$M31]" office:value-type="float" office:value="110613117.327235" calcext:value-type="float">
            <text:p>110613117.33</text:p>
          </table:table-cell>
          <table:table-cell table:formula="of:=[.$H$1]/[.$N31]" office:value-type="float" office:value="19.4143669294387" calcext:value-type="float">
            <text:p>19.41</text:p>
          </table:table-cell>
          <table:table-cell/>
          <table:table-cell table:style-name="ce15" office:value-type="string" calcext:value-type="string">
            <text:p>and divide by 10</text:p>
          </table:table-cell>
          <table:table-cell table:style-name="ce15" office:value-type="string" calcext:value-type="string">
            <text:p>p_velocity_min = 3</text:p>
          </table:table-cell>
        </table:table-row>
        <table:table-row table:style-name="ro1">
          <table:table-cell table:number-columns-repeated="5"/>
          <table:table-cell office:value-type="float" office:value="2.7" calcext:value-type="float">
            <text:p>2.7</text:p>
          </table:table-cell>
          <table:table-cell table:formula="of:=[.$C$16]^[.$F32]" office:value-type="float" office:value="1035843.39815357" calcext:value-type="float">
            <text:p>1035843.40</text:p>
          </table:table-cell>
          <table:table-cell table:formula="of:=[.$H$1]/[.$G32]" office:value-type="float" office:value="2073.17404428891" calcext:value-type="float">
            <text:p>2073.17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table:formula="of:=([.$D$12] + [.$D$11])^[.$M32]" office:value-type="float" office:value="225519349.439405" calcext:value-type="float">
            <text:p>225519349.44</text:p>
          </table:table-cell>
          <table:table-cell table:style-name="ce19" table:formula="of:=[.$H$1]/[.$N32]" office:value-type="float" office:value="9.52239199136663" calcext:value-type="float">
            <text:p>9.52</text:p>
          </table:table-cell>
          <table:table-cell/>
          <table:table-cell table:style-name="ce20" table:formula="of:=[.$O32]/10" office:value-type="float" office:value="0.952239199136663" calcext:value-type="float">
            <text:p>9.5224e-01</text:p>
          </table:table-cell>
          <table:table-cell table:style-name="ce17" table:formula="of:=[.$Q32] * ([.$D$7] + [.$D$6])^[.$M32]" office:value-type="float" office:value="185420.528499797" calcext:value-type="float">
            <text:p>185420.53</text:p>
          </table:table-cell>
        </table:table-row>
        <table:table-row table:style-name="ro1">
          <table:table-cell table:number-columns-repeated="5"/>
          <table:table-cell table:style-name="ce16" office:value-type="float" office:value="2.8" calcext:value-type="float">
            <text:p>2.8</text:p>
          </table:table-cell>
          <table:table-cell table:formula="of:=[.$C$16]^[.$F33]" office:value-type="float" office:value="1730146.07925445" calcext:value-type="float">
            <text:p>1730146.08</text:p>
          </table:table-cell>
          <table:table-cell table:formula="of:=[.$H$1]/[.$G33]" office:value-type="float" office:value="1241.21522035029" calcext:value-type="float">
            <text:p>1241.22</text:p>
          </table:table-cell>
          <table:table-cell table:number-columns-repeated="4"/>
          <table:table-cell table:style-name="ce16" office:value-type="float" office:value="2.8" calcext:value-type="float">
            <text:p>2.8</text:p>
          </table:table-cell>
          <table:table-cell table:formula="of:=([.$D$12] + [.$D$11])^[.$M33]" office:value-type="float" office:value="459791552.760531" calcext:value-type="float">
            <text:p>459791552.76</text:p>
          </table:table-cell>
          <table:table-cell table:style-name="ce19" table:formula="of:=[.$H$1]/[.$N33]" office:value-type="float" office:value="4.67055915687615" calcext:value-type="float">
            <text:p>4.67</text:p>
          </table:table-cell>
          <table:table-cell/>
          <table:table-cell table:style-name="ce20" table:formula="of:=[.$O33]/10" office:value-type="float" office:value="0.467055915687615" calcext:value-type="float">
            <text:p>4.6706e-01</text:p>
          </table:table-cell>
          <table:table-cell table:style-name="ce17" table:formula="of:=[.$Q33] * ([.$D$7] + [.$D$6])^[.$M33]" office:value-type="float" office:value="142785.719955107" calcext:value-type="float">
            <text:p>142785.72</text:p>
          </table:table-cell>
        </table:table-row>
        <table:table-row table:style-name="ro1">
          <table:table-cell table:number-columns-repeated="5"/>
          <table:table-cell office:value-type="float" office:value="2.9" calcext:value-type="float">
            <text:p>2.9</text:p>
          </table:table-cell>
          <table:table-cell table:formula="of:=[.$C$16]^[.$F34]" office:value-type="float" office:value="2889824.33145341" calcext:value-type="float">
            <text:p>2889824.33</text:p>
          </table:table-cell>
          <table:table-cell table:formula="of:=[.$H$1]/[.$G34]" office:value-type="float" office:value="743.119096765285" calcext:value-type="float">
            <text:p>743.12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table:formula="of:=([.$D$12] + [.$D$11])^[.$M34]" office:value-type="float" office:value="937428528.928707" calcext:value-type="float">
            <text:p>937428528.93</text:p>
          </table:table-cell>
          <table:table-cell table:style-name="ce19" table:formula="of:=[.$H$1]/[.$N34]" office:value-type="float" office:value="2.29082386627826" calcext:value-type="float">
            <text:p>2.29</text:p>
          </table:table-cell>
          <table:table-cell/>
          <table:table-cell table:style-name="ce20" table:formula="of:=[.$O34]/10" office:value-type="float" office:value="0.229082386627826" calcext:value-type="float">
            <text:p>2.2908e-01</text:p>
          </table:table-cell>
          <table:table-cell table:style-name="ce17" table:formula="of:=[.$Q34] * ([.$D$7] + [.$D$6])^[.$M34]" office:value-type="float" office:value="109954.178148729" calcext:value-type="float">
            <text:p>109954.18</text:p>
          </table:table-cell>
        </table:table-row>
        <table:table-row table:style-name="ro1">
          <table:table-cell table:number-columns-repeated="5"/>
          <table:table-cell table:style-name="ce16" office:value-type="float" office:value="3" calcext:value-type="float">
            <text:p>3.0</text:p>
          </table:table-cell>
          <table:table-cell table:formula="of:=[.$C$16]^[.$F35]" office:value-type="float" office:value="4826809" calcext:value-type="float">
            <text:p>4826809.00</text:p>
          </table:table-cell>
          <table:table-cell table:formula="of:=[.$H$1]/[.$G35]" office:value-type="float" office:value="444.907525240796" calcext:value-type="float">
            <text:p>444.91</text:p>
          </table:table-cell>
          <table:table-cell table:number-columns-repeated="4"/>
          <table:table-cell table:style-name="ce16" office:value-type="float" office:value="3" calcext:value-type="float">
            <text:p>3.0</text:p>
          </table:table-cell>
          <table:table-cell table:formula="of:=([.$D$12] + [.$D$11])^[.$M35]" office:value-type="float" office:value="1911240521" calcext:value-type="float">
            <text:p>1911240521.00</text:p>
          </table:table-cell>
          <table:table-cell table:style-name="ce19" table:formula="of:=[.$H$1]/[.$N35]" office:value-type="float" office:value="1.12360721918788" calcext:value-type="float">
            <text:p>1.12</text:p>
          </table:table-cell>
          <table:table-cell/>
          <table:table-cell table:style-name="ce20" table:formula="of:=[.$O35]/10" office:value-type="float" office:value="0.112360721918788" calcext:value-type="float">
            <text:p>1.1236e-01</text:p>
          </table:table-cell>
          <table:table-cell table:style-name="ce17" table:formula="of:=[.$Q35] * ([.$D$7] + [.$D$6])^[.$M35]" office:value-type="float" office:value="84671.7815770628" calcext:value-type="float">
            <text:p>84671.78</text:p>
          </table:table-cell>
        </table:table-row>
        <table:table-row table:style-name="ro1">
          <table:table-cell table:number-columns-repeated="5"/>
          <table:table-cell office:value-type="float" office:value="3.1" calcext:value-type="float">
            <text:p>3.1</text:p>
          </table:table-cell>
          <table:table-cell table:formula="of:=[.$C$16]^[.$F36]" office:value-type="float" office:value="8062111.20478854" calcext:value-type="float">
            <text:p>8062111.20</text:p>
          </table:table-cell>
          <table:table-cell table:formula="of:=[.$H$1]/[.$G36]" office:value-type="float" office:value="266.367405813565" calcext:value-type="float">
            <text:p>266.37</text:p>
          </table:table-cell>
          <table:table-cell table:number-columns-repeated="4"/>
          <table:table-cell table:style-name="ce16" office:value-type="float" office:value="3.1" calcext:value-type="float">
            <text:p>3.1</text:p>
          </table:table-cell>
          <table:table-cell table:formula="of:=([.$D$12] + [.$D$11])^[.$M36]" office:value-type="float" office:value="3896660082.75514" calcext:value-type="float">
            <text:p>3896660082.76</text:p>
          </table:table-cell>
          <table:table-cell table:style-name="ce21" table:formula="of:=[.$H$1]/[.$N36]" office:value-type="float" office:value="0.551108796095352" calcext:value-type="float">
            <text:p>5.5111e-01</text:p>
          </table:table-cell>
          <table:table-cell/>
          <table:table-cell table:style-name="ce20" table:formula="of:=[.$O36]/10" office:value-type="float" office:value="0.0551108796095352" calcext:value-type="float">
            <text:p>5.5111e-02</text:p>
          </table:table-cell>
          <table:table-cell table:style-name="ce17" table:formula="of:=[.$Q36] * ([.$D$7] + [.$D$6])^[.$M36]" office:value-type="float" office:value="65202.7118581732" calcext:value-type="float">
            <text:p>65202.71</text:p>
          </table:table-cell>
        </table:table-row>
        <table:table-row table:style-name="ro1">
          <table:table-cell table:number-columns-repeated="5"/>
          <table:table-cell table:style-name="ce16" office:value-type="float" office:value="3.2" calcext:value-type="float">
            <text:p>3.2</text:p>
          </table:table-cell>
          <table:table-cell table:formula="of:=[.$C$16]^[.$F37]" office:value-type="float" office:value="13465964.1759964" calcext:value-type="float">
            <text:p>13465964.18</text:p>
          </table:table-cell>
          <table:table-cell table:formula="of:=[.$H$1]/[.$G37]" office:value-type="float" office:value="159.474926483762" calcext:value-type="float">
            <text:p>159.47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table:formula="of:=([.$D$12] + [.$D$11])^[.$M37]" office:value-type="float" office:value="7944557282.92781" calcext:value-type="float">
            <text:p>7944557282.93</text:p>
          </table:table-cell>
          <table:table-cell table:style-name="ce21" table:formula="of:=[.$H$1]/[.$N37]" office:value-type="float" office:value="0.270308787578984" calcext:value-type="float">
            <text:p>2.7031e-01</text:p>
          </table:table-cell>
          <table:table-cell/>
          <table:table-cell table:style-name="ce20" table:formula="of:=[.$O37]/10" office:value-type="float" office:value="0.0270308787578984" calcext:value-type="float">
            <text:p>2.7031e-02</text:p>
          </table:table-cell>
          <table:table-cell table:style-name="ce17" table:formula="of:=[.$Q37] * ([.$D$7] + [.$D$6])^[.$M37]" office:value-type="float" office:value="50210.2773140615" calcext:value-type="float">
            <text:p>50210.28</text:p>
          </table:table-cell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formula="of:=[.$C$16]^[.$F38]" office:value-type="float" office:value="22491899.0303079" calcext:value-type="float">
            <text:p>22491899.03</text:p>
          </table:table-cell>
          <table:table-cell table:formula="of:=[.$H$1]/[.$G38]" office:value-type="float" office:value="95.4780938730989" calcext:value-type="float">
            <text:p>95.48</text:p>
          </table:table-cell>
          <table:table-cell table:number-columns-repeated="4"/>
          <table:table-cell table:style-name="ce16" office:value-type="float" office:value="3.3" calcext:value-type="float">
            <text:p>3.3</text:p>
          </table:table-cell>
          <table:table-cell table:formula="of:=([.$D$12] + [.$D$11])^[.$M38]" office:value-type="float" office:value="16197458613.6071" calcext:value-type="float">
            <text:p>16197458613.61</text:p>
          </table:table-cell>
          <table:table-cell table:style-name="ce21" table:formula="of:=[.$H$1]/[.$N38]" office:value-type="float" office:value="0.132581517769457" calcext:value-type="float">
            <text:p>1.3258e-01</text:p>
          </table:table-cell>
          <table:table-cell/>
          <table:table-cell table:style-name="ce20" table:formula="of:=[.$O38]/10" office:value-type="float" office:value="0.0132581517769457" calcext:value-type="float">
            <text:p>1.3258e-02</text:p>
          </table:table-cell>
          <table:table-cell table:style-name="ce17" table:formula="of:=[.$Q38] * ([.$D$7] + [.$D$6])^[.$M38]" office:value-type="float" office:value="38665.1394720929" calcext:value-type="float">
            <text:p>38665.14</text:p>
          </table:table-cell>
        </table:table-row>
        <table:table-row table:style-name="ro1">
          <table:table-cell table:number-columns-repeated="5"/>
          <table:table-cell table:style-name="ce16" office:value-type="float" office:value="3.4" calcext:value-type="float">
            <text:p>3.4</text:p>
          </table:table-cell>
          <table:table-cell table:formula="of:=[.$C$16]^[.$F39]" office:value-type="float" office:value="37567716.3088943" calcext:value-type="float">
            <text:p>37567716.31</text:p>
          </table:table-cell>
          <table:table-cell table:formula="of:=[.$H$1]/[.$G39]" office:value-type="float" office:value="57.1630074434835" calcext:value-type="float">
            <text:p>57.1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table:formula="of:=([.$D$12] + [.$D$11])^[.$M39]" office:value-type="float" office:value="33023572767.6482" calcext:value-type="float">
            <text:p>33023572767.65</text:p>
          </table:table-cell>
          <table:table-cell table:style-name="ce21" table:formula="of:=[.$H$1]/[.$N39]" office:value-type="float" office:value="0.0650288102413861" calcext:value-type="float">
            <text:p>6.5029e-02</text:p>
          </table:table-cell>
          <table:table-cell/>
          <table:table-cell table:style-name="ce20" table:formula="of:=[.$O39]/10" office:value-type="float" office:value="0.00650288102413861" calcext:value-type="float">
            <text:p>6.5029e-03</text:p>
          </table:table-cell>
          <table:table-cell table:style-name="ce17" table:formula="of:=[.$Q39] * ([.$D$7] + [.$D$6])^[.$M39]" office:value-type="float" office:value="29774.6415747782" calcext:value-type="float">
            <text:p>29774.64</text:p>
          </table:table-cell>
        </table:table-row>
        <table:table-row table:style-name="ro1">
          <table:table-cell table:number-columns-repeated="5"/>
          <table:table-cell office:value-type="float" office:value="3.5" calcext:value-type="float">
            <text:p>3.5</text:p>
          </table:table-cell>
          <table:table-cell table:formula="of:=[.$C$16]^[.$F40]" office:value-type="float" office:value="62748517" calcext:value-type="float">
            <text:p>62748517.00</text:p>
          </table:table-cell>
          <table:table-cell table:formula="of:=[.$H$1]/[.$G40]" office:value-type="float" office:value="34.2236557877535" calcext:value-type="float">
            <text:p>34.22</text:p>
          </table:table-cell>
          <table:table-cell table:number-columns-repeated="4"/>
          <table:table-cell table:style-name="ce16" office:value-type="float" office:value="3.5" calcext:value-type="float">
            <text:p>3.5</text:p>
          </table:table-cell>
          <table:table-cell table:formula="of:=([.$D$12] + [.$D$11])^[.$M40]" office:value-type="float" office:value="67328855986.3334" calcext:value-type="float">
            <text:p>67328855986.33</text:p>
          </table:table-cell>
          <table:table-cell table:style-name="ce21" table:formula="of:=[.$H$1]/[.$N40]" office:value-type="float" office:value="0.0318954423855932" calcext:value-type="float">
            <text:p>3.1895e-02</text:p>
          </table:table-cell>
          <table:table-cell/>
          <table:table-cell table:style-name="ce20" table:formula="of:=[.$O40]/10" office:value-type="float" office:value="0.00318954423855932" calcext:value-type="float">
            <text:p>3.1895e-03</text:p>
          </table:table-cell>
          <table:table-cell table:style-name="ce17" table:formula="of:=[.$Q40] * ([.$D$7] + [.$D$6])^[.$M40]" office:value-type="float" office:value="22928.3869917598" calcext:value-type="float">
            <text:p>22928.39</text:p>
          </table:table-cell>
        </table:table-row>
        <table:table-row table:style-name="ro1">
          <table:table-cell table:number-columns-repeated="5"/>
          <table:table-cell table:style-name="ce16" office:value-type="float" office:value="3.6" calcext:value-type="float">
            <text:p>3.6</text:p>
          </table:table-cell>
          <table:table-cell table:formula="of:=[.$C$16]^[.$F41]" office:value-type="float" office:value="104807445.662251" calcext:value-type="float">
            <text:p>104807445.66</text:p>
          </table:table-cell>
          <table:table-cell table:formula="of:=[.$H$1]/[.$G41]" office:value-type="float" office:value="20.4898004471973" calcext:value-type="float">
            <text:p>20.49</text:p>
          </table:table-cell>
          <table:table-cell/>
          <table:table-cell table:style-name="ce15" office:value-type="string" calcext:value-type="string">
            <text:p>Avoid limit safely</text:p>
          </table:table-cell>
          <table:table-cell table:style-name="ce15" office:value-type="string" calcext:value-type="string">
            <text:p>Weight for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([.$D$12] + [.$D$11])^[.$M41]" office:value-type="float" office:value="137270878603.099" calcext:value-type="float">
            <text:p>137270878603.10</text:p>
          </table:table-cell>
          <table:table-cell table:style-name="ce21" table:formula="of:=[.$H$1]/[.$N41]" office:value-type="float" office:value="0.0156441312888305" calcext:value-type="float">
            <text:p>1.5644e-02</text:p>
          </table:table-cell>
          <table:table-cell/>
          <table:table-cell table:style-name="ce20" table:formula="of:=[.$O41]/10" office:value-type="float" office:value="0.00156441312888305" calcext:value-type="float">
            <text:p>1.5644e-03</text:p>
          </table:table-cell>
          <table:table-cell table:style-name="ce17" table:formula="of:=[.$Q41] * ([.$D$7] + [.$D$6])^[.$M41]" office:value-type="float" office:value="17656.3311005303" calcext:value-type="float">
            <text:p>17656.33</text:p>
          </table:table-cell>
        </table:table-row>
        <table:table-row table:style-name="ro1">
          <table:table-cell table:number-columns-repeated="5"/>
          <table:table-cell office:value-type="float" office:value="3.7" calcext:value-type="float">
            <text:p>3.7</text:p>
          </table:table-cell>
          <table:table-cell table:formula="of:=[.$C$16]^[.$F42]" office:value-type="float" office:value="175057534.287953" calcext:value-type="float">
            <text:p>175057534.29</text:p>
          </table:table-cell>
          <table:table-cell table:formula="of:=[.$H$1]/[.$G42]" office:value-type="float" office:value="12.2673020372125" calcext:value-type="float">
            <text:p>12.27</text:p>
          </table:table-cell>
          <table:table-cell/>
          <table:table-cell table:style-name="ce15" office:value-type="string" calcext:value-type="string">
            <text:p>and divide by 10</text:p>
          </table:table-cell>
          <table:table-cell table:style-name="ce15" office:value-type="string" calcext:value-type="string">
            <text:p>p_min = 2</text:p>
          </table:table-cell>
          <table:table-cell/>
          <table:table-cell table:style-name="ce16" office:value-type="float" office:value="3.7" calcext:value-type="float">
            <text:p>3.7</text:p>
          </table:table-cell>
          <table:table-cell table:formula="of:=([.$D$12] + [.$D$11])^[.$M42]" office:value-type="float" office:value="279869512654.301" calcext:value-type="float">
            <text:p>279869512654.30</text:p>
          </table:table-cell>
          <table:table-cell table:style-name="ce21" table:formula="of:=[.$H$1]/[.$N42]" office:value-type="float" office:value="0.00767316034759599" calcext:value-type="float">
            <text:p>7.6732e-03</text:p>
          </table:table-cell>
          <table:table-cell/>
          <table:table-cell table:style-name="ce20" table:formula="of:=[.$O42]/10" office:value-type="float" office:value="0.000767316034759599" calcext:value-type="float">
            <text:p>7.6732e-04</text:p>
          </table:table-cell>
          <table:table-cell table:style-name="ce17" table:formula="of:=[.$Q42] * ([.$D$7] + [.$D$6])^[.$M42]" office:value-type="float" office:value="13596.509342048" calcext:value-type="float">
            <text:p>13596.51</text:p>
          </table:table-cell>
        </table:table-row>
        <table:table-row table:style-name="ro1">
          <table:table-cell table:number-columns-repeated="5"/>
          <table:table-cell table:style-name="ce16" office:value-type="float" office:value="3.8" calcext:value-type="float">
            <text:p>3.8</text:p>
          </table:table-cell>
          <table:table-cell table:formula="of:=[.$C$16]^[.$F43]" office:value-type="float" office:value="292394687.394003" calcext:value-type="float">
            <text:p>292394687.39</text:p>
          </table:table-cell>
          <table:table-cell table:style-name="ce19" table:formula="of:=[.$H$1]/[.$G43]" office:value-type="float" office:value="7.34446875946915" calcext:value-type="float">
            <text:p>7.34</text:p>
          </table:table-cell>
          <table:table-cell/>
          <table:table-cell table:style-name="ce20" table:formula="of:=[.$H43]/10" office:value-type="float" office:value="0.734446875946915" calcext:value-type="float">
            <text:p>7.3445e-01</text:p>
          </table:table-cell>
          <table:table-cell table:style-name="ce17" table:formula="of:=[.$J43] * [.$C$6]^[.$F43]" office:value-type="float" office:value="3105.14527610499" calcext:value-type="float">
            <text:p>3105.15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([.$D$12] + [.$D$11])^[.$M43]" office:value-type="float" office:value="570601316975.819" calcext:value-type="float">
            <text:p>570601316975.82</text:p>
          </table:table-cell>
          <table:table-cell table:style-name="ce21" table:formula="of:=[.$H$1]/[.$N43]" office:value-type="float" office:value="0.00376354484840947" calcext:value-type="float">
            <text:p>3.7635e-03</text:p>
          </table:table-cell>
          <table:table-cell/>
          <table:table-cell table:style-name="ce20" table:formula="of:=[.$O43]/10" office:value-type="float" office:value="0.000376354484840947" calcext:value-type="float">
            <text:p>3.7635e-04</text:p>
          </table:table-cell>
          <table:table-cell table:style-name="ce17" table:formula="of:=[.$Q43] * ([.$D$7] + [.$D$6])^[.$M43]" office:value-type="float" office:value="10470.1857501327" calcext:value-type="float">
            <text:p>10470.19</text:p>
          </table:table-cell>
        </table:table-row>
        <table:table-row table:style-name="ro1">
          <table:table-cell table:number-columns-repeated="5"/>
          <table:table-cell office:value-type="float" office:value="3.9" calcext:value-type="float">
            <text:p>3.9</text:p>
          </table:table-cell>
          <table:table-cell table:formula="of:=[.$C$16]^[.$F44]" office:value-type="float" office:value="488380312.015626" calcext:value-type="float">
            <text:p>488380312.02</text:p>
          </table:table-cell>
          <table:table-cell table:style-name="ce19" table:formula="of:=[.$H$1]/[.$G44]" office:value-type="float" office:value="4.3971544187295" calcext:value-type="float">
            <text:p>4.40</text:p>
          </table:table-cell>
          <table:table-cell/>
          <table:table-cell table:style-name="ce20" table:formula="of:=[.$H44]/10" office:value-type="float" office:value="0.43971544187295" calcext:value-type="float">
            <text:p>4.3972e-01</text:p>
          </table:table-cell>
          <table:table-cell table:style-name="ce17" table:formula="of:=[.$J44] * [.$C$6]^[.$F44]" office:value-type="float" office:value="2315.88774299757" calcext:value-type="float">
            <text:p>2315.89</text:p>
          </table:table-cell>
          <table:table-cell/>
          <table:table-cell table:style-name="ce16" office:value-type="float" office:value="3.9" calcext:value-type="float">
            <text:p>3.9</text:p>
          </table:table-cell>
          <table:table-cell table:formula="of:=([.$D$12] + [.$D$11])^[.$M44]" office:value-type="float" office:value="1163348804400.53" calcext:value-type="float">
            <text:p>1163348804400.53</text:p>
          </table:table-cell>
          <table:table-cell table:style-name="ce21" table:formula="of:=[.$H$1]/[.$N44]" office:value-type="float" office:value="0.00184594993253687" calcext:value-type="float">
            <text:p>1.8459e-03</text:p>
          </table:table-cell>
          <table:table-cell/>
          <table:table-cell table:style-name="ce20" table:formula="of:=[.$O44]/10" office:value-type="float" office:value="0.000184594993253687" calcext:value-type="float">
            <text:p>1.8459e-04</text:p>
          </table:table-cell>
          <table:table-cell table:style-name="ce17" table:formula="of:=[.$Q44] * ([.$D$7] + [.$D$6])^[.$M44]" office:value-type="float" office:value="8062.71572242896" calcext:value-type="float">
            <text:p>8062.72</text:p>
          </table:table-cell>
        </table:table-row>
        <table:table-row table:style-name="ro1">
          <table:table-cell table:number-columns-repeated="5"/>
          <table:table-cell table:style-name="ce16" office:value-type="float" office:value="4" calcext:value-type="float">
            <text:p>4.0</text:p>
          </table:table-cell>
          <table:table-cell table:formula="of:=[.$C$16]^[.$F45]" office:value-type="float" office:value="815730721" calcext:value-type="float">
            <text:p>815730721.00</text:p>
          </table:table-cell>
          <table:table-cell table:style-name="ce19" table:formula="of:=[.$H$1]/[.$G45]" office:value-type="float" office:value="2.63258890675027" calcext:value-type="float">
            <text:p>2.63</text:p>
          </table:table-cell>
          <table:table-cell/>
          <table:table-cell table:style-name="ce20" table:formula="of:=[.$H45]/10" office:value-type="float" office:value="0.263258890675027" calcext:value-type="float">
            <text:p>2.6326e-01</text:p>
          </table:table-cell>
          <table:table-cell table:style-name="ce17" table:formula="of:=[.$J45] * [.$C$6]^[.$F45]" office:value-type="float" office:value="1727.24158171885" calcext:value-type="float">
            <text:p>1727.24</text:p>
          </table:table-cell>
          <table:table-cell/>
          <table:table-cell table:style-name="ce16" office:value-type="float" office:value="4" calcext:value-type="float">
            <text:p>4.0</text:p>
          </table:table-cell>
          <table:table-cell table:formula="of:=([.$D$12] + [.$D$11])^[.$M45]" office:value-type="float" office:value="2371849486561" calcext:value-type="float">
            <text:p>2371849486561.00</text:p>
          </table:table-cell>
          <table:table-cell table:style-name="ce21" table:formula="of:=[.$H$1]/[.$N45]" office:value-type="float" office:value="0.000905404689111908" calcext:value-type="float">
            <text:p>9.0540e-04</text:p>
          </table:table-cell>
          <table:table-cell/>
          <table:table-cell table:style-name="ce20" table:formula="of:=[.$O45]/10" office:value-type="float" office:value="0.0000905404689111908" calcext:value-type="float">
            <text:p>9.0540e-05</text:p>
          </table:table-cell>
          <table:table-cell table:style-name="ce17" table:formula="of:=[.$Q45] * ([.$D$7] + [.$D$6])^[.$M45]" office:value-type="float" office:value="6208.80912450662" calcext:value-type="float">
            <text:p>6208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scientific-number number:decimal-places="4" number:min-decimal-places="4" number:min-integer-digits="1" number:min-exponent-digits="2" number:exponent-interval="1" number:forced-exponent-sign="true" loext:exponent-lowercase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3:50:52.321205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3:06:02.524911972</meta:creation-date>
    <dc:date>2024-03-05T13:38:21.087471190</dc:date>
    <meta:editing-duration>PT32M15S</meta:editing-duration>
    <meta:editing-cycles>12</meta:editing-cycles>
    <meta:generator>LibreOffice/24.2.0.3$Linux_X86_64 LibreOffice_project/420$Build-3</meta:generator>
    <meta:document-statistic meta:table-count="1" meta:cell-count="340" meta:object-count="0"/>
  </office:meta>
</office:document-meta>
</file>